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ccff" draw:textarea-horizontal-align="justify" draw:textarea-vertical-align="middle" draw:auto-grow-height="false" fo:min-height="1.25cm" fo:min-width="11.8cm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4.95cm" fo:min-width="24.1cm"/>
    </style:style>
    <style:style style:name="gr3" style:family="graphic" style:parent-style-name="standard">
      <style:graphic-properties draw:stroke="none" svg:stroke-color="#000000" draw:fill="none" draw:fill-color="#ffffff" fo:min-height="0.95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-color="#66ccff"/>
      <style:paragraph-properties fo:text-align="center"/>
      <style:text-properties style:font-name="Liberation Serif"/>
    </style:style>
    <style:style style:name="P3" style:family="paragraph">
      <loext:graphic-properties draw:fill-color="#ffcc00"/>
      <style:paragraph-properties fo:text-align="center"/>
      <style:text-properties style:font-name="Liberation Serif"/>
    </style:style>
    <style:style style:name="P4" style:family="paragraph">
      <style:text-properties fo:font-weight="bold"/>
    </style:style>
    <style:style style:name="P5" style:family="paragraph">
      <loext:graphic-properties draw:fill="none" draw:fill-color="#ffffff"/>
      <style:text-properties fo:font-weight="bold"/>
    </style:style>
    <style:style style:name="T1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3cm" svg:height="1.5cm" svg:x="2.1cm" svg:y="2.9cm">
          <text:p text:style-name="P1"><text:span text:style-name="T1">Αριθμός Θύρας Πηγής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2.3cm" svg:height="1.5cm" svg:x="14.4cm" svg:y="2.9cm">
          <text:p text:style-name="P1"><text:span text:style-name="T1">Αριθμός Θύρας Προορισμού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2.3cm" svg:height="1.5cm" svg:x="2.1cm" svg:y="4.4cm">
          <text:p text:style-name="P1"><text:span text:style-name="T1">Συνολικό Μήκος (UDP Length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2.3cm" svg:height="1.5cm" svg:x="14.4cm" svg:y="4.4cm">
          <text:p text:style-name="P1"><text:span text:style-name="T1">Άθροισμα Ελέγχου (UDP Checksum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4.6cm" svg:height="5.2cm" svg:x="2.1cm" svg:y="5.9cm">
          <text:p text:style-name="P1"><text:span text:style-name="T1">Δεδομένα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1.1cm" svg:height="1.2cm" svg:x="1.8cm" svg:y="1.3cm">
          <draw:text-box>
            <text:p text:style-name="P4">0</text:p>
          </draw:text-box>
        </draw:frame>
        <draw:frame draw:style-name="gr4" draw:text-style-name="P5" draw:layer="layout" svg:width="1.3cm" svg:height="1.673cm" svg:x="13.9cm" svg:y="1.3cm">
          <draw:text-box>
            <text:p text:style-name="P4">15</text:p>
          </draw:text-box>
        </draw:frame>
        <draw:frame draw:style-name="gr4" draw:text-style-name="P5" draw:layer="layout" svg:width="1.3cm" svg:height="1.673cm" svg:x="25.9cm" svg:y="1.301cm">
          <draw:text-box>
            <text:p text:style-name="P4">3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0T18:57:40.327000000</meta:creation-date>
    <dc:date>2017-01-30T19:22:05.853000000</dc:date>
    <meta:editing-duration>PT9M42S</meta:editing-duration>
    <meta:editing-cycles>5</meta:editing-cycles>
    <meta:generator>LibreOffice/5.2.3.3$Windows_x86 LibreOffice_project/d54a8868f08a7b39642414cf2c8ef2f228f780cf</meta:generator>
    <meta:document-statistic meta:object-count="8"/>
  </office:meta>
</office:document-meta>
</file>